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Titre" style:master-page-name="MP0" style:family="paragraph">
      <style:paragraph-properties fo:break-before="page" fo:text-align="center"/>
    </style:style>
  </office:automatic-styles>
  <office:body>
    <office:text text:use-soft-page-breaks="true">
      <text:p text:style-name="P1">Document d’utilisation</text:p>
      <text:h text:style-name="Titre1" text:outline-level="1">Utilisation des<text:s/>interface graphique</text:h>
      <text:h text:style-name="Titre2" text:outline-level="2">Master<text:s/></text:h>
      <text:p text:style-name="Normal"/>
      <text:h text:style-name="Titre2" text:outline-level="2">Clients</text:h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urelien HENRY</meta:initial-creator>
    <dc:creator>Aurelien HENRY</dc:creator>
    <meta:creation-date>2025-12-15T07:49:00Z</meta:creation-date>
    <dc:date>2025-12-15T07:57:00Z</dc:date>
    <meta:template xlink:href="Normal.dotm" xlink:type="simple"/>
    <meta:editing-cycles>3</meta:editing-cycles>
    <meta:editing-duration>PT0S</meta:editing-duration>
    <meta:document-statistic meta:page-count="1" meta:paragraph-count="1" meta:word-count="11" meta:character-count="76" meta:row-count="1" meta:non-whitespace-character-count="66"/>
  </office:meta>
</office:document-meta>
</file>